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 Black" officeooo:paragraph-rsid="001234ac"/>
    </style:style>
    <style:style style:name="P2" style:family="paragraph" style:parent-style-name="Standard">
      <style:text-properties officeooo:paragraph-rsid="001234ac"/>
    </style:style>
    <style:style style:name="P3" style:family="paragraph" style:parent-style-name="Standard">
      <style:paragraph-properties>
        <style:tab-stops>
          <style:tab-stop style:position="0.7862in"/>
          <style:tab-stop style:position="1.5728in"/>
          <style:tab-stop style:position="2.7555in"/>
          <style:tab-stop style:position="6.5752in" style:type="right" style:leader-style="dotted" style:leader-text="."/>
        </style:tab-stops>
      </style:paragraph-properties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7862in"/>
          <style:tab-stop style:position="1.5728in"/>
          <style:tab-stop style:position="2.7555in"/>
          <style:tab-stop style:position="6.5752in" style:type="right" style:leader-style="dotted" style:leader-text="."/>
        </style:tab-stops>
      </style:paragraph-properties>
      <style:text-properties style:font-name="Liberation Sans"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0.7862in"/>
          <style:tab-stop style:position="1.5728in"/>
          <style:tab-stop style:position="2.7555in"/>
          <style:tab-stop style:position="6.5752in" style:type="right" style:leader-style="dotted" style:leader-text="."/>
        </style:tab-stops>
      </style:paragraph-properties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>
        <style:tab-stops>
          <style:tab-stop style:position="0.7862in"/>
          <style:tab-stop style:position="1.5728in"/>
          <style:tab-stop style:position="2.7555in"/>
          <style:tab-stop style:position="6.5752in" style:type="right"/>
        </style:tab-stops>
      </style:paragraph-properties>
      <style:text-properties style:font-name="Liberation Sans"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MASO VANNINI</text:p>
      <text:p text:style-name="P2">Via Marlianese 25</text:p>
      <text:p text:style-name="P2">Serravalle Pistoiese (PT)</text:p>
      <text:p text:style-name="P2">C.F. VNNTMS73E31G713F</text:p>
      <text:p text:style-name="P2">P. IVA 01876080472</text:p>
      <text:p text:style-name="P2"/>
      <text:p text:style-name="P4"/>
      <text:p text:style-name="P3">Fatture emesse</text:p>
      <text:p text:style-name="P4"/>
      <text:p text:style-name="P6"><text:span text:style-name="T3">Data<text:tab/>Pagamento<text:tab/>Numero<text:tab/>Cliente<text:tab/>Importo</text:span>{{fat}}</text:p>
      <text:p text:style-name="P5">{|fat_data|}<text:tab/>{|fat_paga|}<text:tab/>{|fat_num|}<text:tab/>{|fat_cliente|}<text:tab/>{|fat_importo|}{{fat}}</text:p>
      <text:p text:style-name="P5"/>
      <text:p text:style-name="P4"/>
      <text:p text:style-name="P3">Documenti di spesa</text:p>
      <text:p text:style-name="P4"/>
      <text:p text:style-name="P6"><text:span text:style-name="T3">Data<text:tab/>Pagamento<text:tab/>Riferimento<text:tab/>Fornitore<text:tab/>Importo</text:span>{{sp}}</text:p>
      <text:p text:style-name="P5">{|sp_data|}<text:tab/>{|sp_paga|}<text:tab/>{|sp_rif|}<text:tab/>{|sp_fornitore|}<text:tab/>{|sp_importo|}</text:p>
      <text:p text:style-name="P5"><text:tab/><text:tab/><text:tab/>{|sp_descr|}{{sp}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aso Vannini</meta:initial-creator>
    <meta:creation-date>2016-01-14T21:37:41.801684427</meta:creation-date>
    <meta:generator>LibreOffice/5.4.2.2$Linux_X86_64 LibreOffice_project/40m0$Build-2</meta:generator>
    <dc:date>2018-01-25T05:00:41.408879215</dc:date>
    <meta:editing-duration>PT1H7M39S</meta:editing-duration>
    <meta:editing-cycles>11</meta:editing-cycles>
    <meta:document-statistic meta:table-count="0" meta:image-count="0" meta:object-count="0" meta:page-count="1" meta:paragraph-count="12" meta:word-count="39" meta:character-count="385" meta:non-whitespace-character-count="355"/>
  </office:meta>
</office:document-meta>
</file>